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3"/>
        <table:table-column table:style-name="co2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Gain moyen sur 1000 simulations :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table:formula="of:=AVERAGE([.C5:.C1004])" office:value-type="float" office:value="0.933" calcext:value-type="float" table:number-columns-spanned="3" table:number-rows-spanned="1">
            <text:p>0,933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é 1</text:p>
          </table:table-cell>
          <table:table-cell table:style-name="ce4" office:value-type="string" calcext:value-type="string">
            <text:p>Dé 2</text:p>
          </table:table-cell>
          <table:table-cell table:style-name="ce4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:.B5])-MIN([.A5:.B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:.B6])-MIN([.A6:.B6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:.B7])-MIN([.A7:.B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8:.B8])-MIN([.A8:.B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:.B9])-MIN([.A9:.B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0:.B10])-MIN([.A10:.B1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1:.B11])-MIN([.A11:.B1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2:.B12])-MIN([.A12:.B1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3:.B13])-MIN([.A13:.B1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4:.B14])-MIN([.A14:.B1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5:.B15])-MIN([.A15:.B15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6:.B16])-MIN([.A16:.B1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7:.B17])-MIN([.A17:.B17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8:.B18])-MIN([.A18:.B1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9:.B19])-MIN([.A19:.B1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0:.B20])-MIN([.A20:.B2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1:.B21])-MIN([.A21:.B2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2:.B22])-MIN([.A22:.B2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3:.B23])-MIN([.A23:.B2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24:.B24])-MIN([.A24:.B24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25:.B25])-MIN([.A25:.B25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6:.B26])-MIN([.A26:.B2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7:.B27])-MIN([.A27:.B2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8:.B28])-MIN([.A28:.B2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9:.B29])-MIN([.A29:.B2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0:.B30])-MIN([.A30:.B3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1:.B31])-MIN([.A31:.B3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2:.B32])-MIN([.A32:.B3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3:.B33])-MIN([.A33:.B3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4:.B34])-MIN([.A34:.B3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5:.B35])-MIN([.A35:.B3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6:.B36])-MIN([.A36:.B36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7:.B37])-MIN([.A37:.B3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8:.B38])-MIN([.A38:.B3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9:.B39])-MIN([.A39:.B3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0:.B40])-MIN([.A40:.B4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1:.B41])-MIN([.A41:.B41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2:.B42])-MIN([.A42:.B4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3:.B43])-MIN([.A43:.B4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4:.B44])-MIN([.A44:.B4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5:.B45])-MIN([.A45:.B4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6:.B46])-MIN([.A46:.B46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7:.B47])-MIN([.A47:.B4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8:.B48])-MIN([.A48:.B4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9:.B49])-MIN([.A49:.B4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0:.B50])-MIN([.A50:.B5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1:.B51])-MIN([.A51:.B5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2:.B52])-MIN([.A52:.B52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3:.B53])-MIN([.A53:.B5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4:.B54])-MIN([.A54:.B5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5:.B55])-MIN([.A55:.B55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6:.B56])-MIN([.A56:.B5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7:.B57])-MIN([.A57:.B5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8:.B58])-MIN([.A58:.B5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9:.B59])-MIN([.A59:.B5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0:.B60])-MIN([.A60:.B6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1:.B61])-MIN([.A61:.B6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2:.B62])-MIN([.A62:.B6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3:.B63])-MIN([.A63:.B6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4:.B64])-MIN([.A64:.B64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5:.B65])-MIN([.A65:.B65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6:.B66])-MIN([.A66:.B6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7:.B67])-MIN([.A67:.B6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8:.B68])-MIN([.A68:.B6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9:.B69])-MIN([.A69:.B6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0:.B70])-MIN([.A70:.B7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1:.B71])-MIN([.A71:.B7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2:.B72])-MIN([.A72:.B7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3:.B73])-MIN([.A73:.B7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4:.B74])-MIN([.A74:.B74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5:.B75])-MIN([.A75:.B7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6:.B76])-MIN([.A76:.B7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7:.B77])-MIN([.A77:.B7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8:.B78])-MIN([.A78:.B7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9:.B79])-MIN([.A79:.B7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0:.B80])-MIN([.A80:.B8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1:.B81])-MIN([.A81:.B8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2:.B82])-MIN([.A82:.B8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3:.B83])-MIN([.A83:.B8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4:.B84])-MIN([.A84:.B8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85:.B85])-MIN([.A85:.B8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6:.B86])-MIN([.A86:.B8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7:.B87])-MIN([.A87:.B8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8:.B88])-MIN([.A88:.B8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9:.B89])-MIN([.A89:.B89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0:.B90])-MIN([.A90:.B9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1:.B91])-MIN([.A91:.B9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2:.B92])-MIN([.A92:.B9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3:.B93])-MIN([.A93:.B9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4:.B94])-MIN([.A94:.B9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5:.B95])-MIN([.A95:.B9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6:.B96])-MIN([.A96:.B96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7:.B97])-MIN([.A97:.B9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8:.B98])-MIN([.A98:.B9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9:.B99])-MIN([.A99:.B9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00:.B100])-MIN([.A100:.B10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01:.B101])-MIN([.A101:.B10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02:.B102])-MIN([.A102:.B10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03:.B103])-MIN([.A103:.B10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04:.B104])-MIN([.A104:.B104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05:.B105])-MIN([.A105:.B10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06:.B106])-MIN([.A106:.B10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07:.B107])-MIN([.A107:.B10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08:.B108])-MIN([.A108:.B10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09:.B109])-MIN([.A109:.B109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10:.B110])-MIN([.A110:.B11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11:.B111])-MIN([.A111:.B11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12:.B112])-MIN([.A112:.B112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13:.B113])-MIN([.A113:.B11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14:.B114])-MIN([.A114:.B11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15:.B115])-MIN([.A115:.B11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16:.B116])-MIN([.A116:.B11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17:.B117])-MIN([.A117:.B11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18:.B118])-MIN([.A118:.B11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19:.B119])-MIN([.A119:.B11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20:.B120])-MIN([.A120:.B12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21:.B121])-MIN([.A121:.B121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22:.B122])-MIN([.A122:.B122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23:.B123])-MIN([.A123:.B12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24:.B124])-MIN([.A124:.B12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25:.B125])-MIN([.A125:.B12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26:.B126])-MIN([.A126:.B12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27:.B127])-MIN([.A127:.B12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28:.B128])-MIN([.A128:.B12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29:.B129])-MIN([.A129:.B12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30:.B130])-MIN([.A130:.B13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31:.B131])-MIN([.A131:.B13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32:.B132])-MIN([.A132:.B13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33:.B133])-MIN([.A133:.B13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34:.B134])-MIN([.A134:.B13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35:.B135])-MIN([.A135:.B13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36:.B136])-MIN([.A136:.B13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37:.B137])-MIN([.A137:.B13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38:.B138])-MIN([.A138:.B13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39:.B139])-MIN([.A139:.B13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40:.B140])-MIN([.A140:.B14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41:.B141])-MIN([.A141:.B14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42:.B142])-MIN([.A142:.B14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43:.B143])-MIN([.A143:.B143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44:.B144])-MIN([.A144:.B14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45:.B145])-MIN([.A145:.B14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46:.B146])-MIN([.A146:.B14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47:.B147])-MIN([.A147:.B14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48:.B148])-MIN([.A148:.B14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49:.B149])-MIN([.A149:.B149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50:.B150])-MIN([.A150:.B15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51:.B151])-MIN([.A151:.B15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52:.B152])-MIN([.A152:.B15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53:.B153])-MIN([.A153:.B15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54:.B154])-MIN([.A154:.B15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55:.B155])-MIN([.A155:.B15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56:.B156])-MIN([.A156:.B15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57:.B157])-MIN([.A157:.B15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58:.B158])-MIN([.A158:.B15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59:.B159])-MIN([.A159:.B15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60:.B160])-MIN([.A160:.B16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61:.B161])-MIN([.A161:.B16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62:.B162])-MIN([.A162:.B16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63:.B163])-MIN([.A163:.B16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64:.B164])-MIN([.A164:.B16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65:.B165])-MIN([.A165:.B16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66:.B166])-MIN([.A166:.B166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67:.B167])-MIN([.A167:.B167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68:.B168])-MIN([.A168:.B16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69:.B169])-MIN([.A169:.B16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70:.B170])-MIN([.A170:.B17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71:.B171])-MIN([.A171:.B17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72:.B172])-MIN([.A172:.B172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73:.B173])-MIN([.A173:.B17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74:.B174])-MIN([.A174:.B17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75:.B175])-MIN([.A175:.B17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76:.B176])-MIN([.A176:.B17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77:.B177])-MIN([.A177:.B17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78:.B178])-MIN([.A178:.B17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79:.B179])-MIN([.A179:.B17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80:.B180])-MIN([.A180:.B18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81:.B181])-MIN([.A181:.B18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82:.B182])-MIN([.A182:.B18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83:.B183])-MIN([.A183:.B18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84:.B184])-MIN([.A184:.B184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85:.B185])-MIN([.A185:.B18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86:.B186])-MIN([.A186:.B186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87:.B187])-MIN([.A187:.B187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88:.B188])-MIN([.A188:.B18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89:.B189])-MIN([.A189:.B18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90:.B190])-MIN([.A190:.B19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91:.B191])-MIN([.A191:.B19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92:.B192])-MIN([.A192:.B192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193:.B193])-MIN([.A193:.B19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94:.B194])-MIN([.A194:.B19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95:.B195])-MIN([.A195:.B195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96:.B196])-MIN([.A196:.B19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97:.B197])-MIN([.A197:.B197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198:.B198])-MIN([.A198:.B19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199:.B199])-MIN([.A199:.B19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00:.B200])-MIN([.A200:.B20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201:.B201])-MIN([.A201:.B20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02:.B202])-MIN([.A202:.B20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03:.B203])-MIN([.A203:.B20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04:.B204])-MIN([.A204:.B20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205:.B205])-MIN([.A205:.B205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06:.B206])-MIN([.A206:.B20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207:.B207])-MIN([.A207:.B20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08:.B208])-MIN([.A208:.B20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09:.B209])-MIN([.A209:.B20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10:.B210])-MIN([.A210:.B21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11:.B211])-MIN([.A211:.B211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12:.B212])-MIN([.A212:.B21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13:.B213])-MIN([.A213:.B21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14:.B214])-MIN([.A214:.B21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215:.B215])-MIN([.A215:.B21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216:.B216])-MIN([.A216:.B21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17:.B217])-MIN([.A217:.B21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218:.B218])-MIN([.A218:.B21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19:.B219])-MIN([.A219:.B219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20:.B220])-MIN([.A220:.B22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21:.B221])-MIN([.A221:.B22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22:.B222])-MIN([.A222:.B222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23:.B223])-MIN([.A223:.B22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24:.B224])-MIN([.A224:.B22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25:.B225])-MIN([.A225:.B22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26:.B226])-MIN([.A226:.B22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27:.B227])-MIN([.A227:.B22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28:.B228])-MIN([.A228:.B22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229:.B229])-MIN([.A229:.B229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30:.B230])-MIN([.A230:.B23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31:.B231])-MIN([.A231:.B23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232:.B232])-MIN([.A232:.B23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33:.B233])-MIN([.A233:.B23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34:.B234])-MIN([.A234:.B23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235:.B235])-MIN([.A235:.B235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36:.B236])-MIN([.A236:.B236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37:.B237])-MIN([.A237:.B23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38:.B238])-MIN([.A238:.B23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39:.B239])-MIN([.A239:.B23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40:.B240])-MIN([.A240:.B24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241:.B241])-MIN([.A241:.B24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42:.B242])-MIN([.A242:.B24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43:.B243])-MIN([.A243:.B24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44:.B244])-MIN([.A244:.B24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45:.B245])-MIN([.A245:.B24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46:.B246])-MIN([.A246:.B24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47:.B247])-MIN([.A247:.B24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48:.B248])-MIN([.A248:.B24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49:.B249])-MIN([.A249:.B24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50:.B250])-MIN([.A250:.B25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51:.B251])-MIN([.A251:.B25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52:.B252])-MIN([.A252:.B25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253:.B253])-MIN([.A253:.B25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54:.B254])-MIN([.A254:.B254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55:.B255])-MIN([.A255:.B25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56:.B256])-MIN([.A256:.B25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57:.B257])-MIN([.A257:.B257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258:.B258])-MIN([.A258:.B258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59:.B259])-MIN([.A259:.B25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60:.B260])-MIN([.A260:.B26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61:.B261])-MIN([.A261:.B26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262:.B262])-MIN([.A262:.B26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63:.B263])-MIN([.A263:.B26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64:.B264])-MIN([.A264:.B26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65:.B265])-MIN([.A265:.B26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66:.B266])-MIN([.A266:.B26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67:.B267])-MIN([.A267:.B26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268:.B268])-MIN([.A268:.B26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69:.B269])-MIN([.A269:.B26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70:.B270])-MIN([.A270:.B27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71:.B271])-MIN([.A271:.B27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72:.B272])-MIN([.A272:.B27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73:.B273])-MIN([.A273:.B27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74:.B274])-MIN([.A274:.B27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75:.B275])-MIN([.A275:.B27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76:.B276])-MIN([.A276:.B27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77:.B277])-MIN([.A277:.B27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78:.B278])-MIN([.A278:.B27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79:.B279])-MIN([.A279:.B279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80:.B280])-MIN([.A280:.B28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81:.B281])-MIN([.A281:.B281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82:.B282])-MIN([.A282:.B28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83:.B283])-MIN([.A283:.B28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284:.B284])-MIN([.A284:.B28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85:.B285])-MIN([.A285:.B28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86:.B286])-MIN([.A286:.B28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287:.B287])-MIN([.A287:.B28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88:.B288])-MIN([.A288:.B28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289:.B289])-MIN([.A289:.B28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290:.B290])-MIN([.A290:.B29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91:.B291])-MIN([.A291:.B29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92:.B292])-MIN([.A292:.B29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293:.B293])-MIN([.A293:.B29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94:.B294])-MIN([.A294:.B29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295:.B295])-MIN([.A295:.B295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296:.B296])-MIN([.A296:.B296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97:.B297])-MIN([.A297:.B29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298:.B298])-MIN([.A298:.B29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299:.B299])-MIN([.A299:.B29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00:.B300])-MIN([.A300:.B30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01:.B301])-MIN([.A301:.B301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02:.B302])-MIN([.A302:.B30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03:.B303])-MIN([.A303:.B30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04:.B304])-MIN([.A304:.B304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05:.B305])-MIN([.A305:.B305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06:.B306])-MIN([.A306:.B30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07:.B307])-MIN([.A307:.B30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08:.B308])-MIN([.A308:.B30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09:.B309])-MIN([.A309:.B30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10:.B310])-MIN([.A310:.B31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11:.B311])-MIN([.A311:.B31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12:.B312])-MIN([.A312:.B31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13:.B313])-MIN([.A313:.B31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14:.B314])-MIN([.A314:.B314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15:.B315])-MIN([.A315:.B31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16:.B316])-MIN([.A316:.B31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17:.B317])-MIN([.A317:.B31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18:.B318])-MIN([.A318:.B318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19:.B319])-MIN([.A319:.B31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20:.B320])-MIN([.A320:.B32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21:.B321])-MIN([.A321:.B321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22:.B322])-MIN([.A322:.B322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23:.B323])-MIN([.A323:.B32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24:.B324])-MIN([.A324:.B32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25:.B325])-MIN([.A325:.B32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26:.B326])-MIN([.A326:.B32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27:.B327])-MIN([.A327:.B32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28:.B328])-MIN([.A328:.B32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29:.B329])-MIN([.A329:.B32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30:.B330])-MIN([.A330:.B33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31:.B331])-MIN([.A331:.B33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32:.B332])-MIN([.A332:.B33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33:.B333])-MIN([.A333:.B33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34:.B334])-MIN([.A334:.B33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35:.B335])-MIN([.A335:.B33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36:.B336])-MIN([.A336:.B33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37:.B337])-MIN([.A337:.B33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38:.B338])-MIN([.A338:.B338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39:.B339])-MIN([.A339:.B33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40:.B340])-MIN([.A340:.B34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41:.B341])-MIN([.A341:.B34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42:.B342])-MIN([.A342:.B34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43:.B343])-MIN([.A343:.B34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44:.B344])-MIN([.A344:.B34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45:.B345])-MIN([.A345:.B34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46:.B346])-MIN([.A346:.B34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47:.B347])-MIN([.A347:.B34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48:.B348])-MIN([.A348:.B34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49:.B349])-MIN([.A349:.B34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50:.B350])-MIN([.A350:.B35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51:.B351])-MIN([.A351:.B35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52:.B352])-MIN([.A352:.B35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53:.B353])-MIN([.A353:.B35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54:.B354])-MIN([.A354:.B35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55:.B355])-MIN([.A355:.B35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56:.B356])-MIN([.A356:.B35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57:.B357])-MIN([.A357:.B35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58:.B358])-MIN([.A358:.B35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59:.B359])-MIN([.A359:.B35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60:.B360])-MIN([.A360:.B36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61:.B361])-MIN([.A361:.B36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62:.B362])-MIN([.A362:.B36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63:.B363])-MIN([.A363:.B36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64:.B364])-MIN([.A364:.B36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65:.B365])-MIN([.A365:.B365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66:.B366])-MIN([.A366:.B366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67:.B367])-MIN([.A367:.B367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68:.B368])-MIN([.A368:.B36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69:.B369])-MIN([.A369:.B36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70:.B370])-MIN([.A370:.B37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371:.B371])-MIN([.A371:.B371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72:.B372])-MIN([.A372:.B37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73:.B373])-MIN([.A373:.B37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74:.B374])-MIN([.A374:.B374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75:.B375])-MIN([.A375:.B37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76:.B376])-MIN([.A376:.B37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77:.B377])-MIN([.A377:.B377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78:.B378])-MIN([.A378:.B37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79:.B379])-MIN([.A379:.B37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80:.B380])-MIN([.A380:.B38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81:.B381])-MIN([.A381:.B38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82:.B382])-MIN([.A382:.B38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83:.B383])-MIN([.A383:.B38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84:.B384])-MIN([.A384:.B38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85:.B385])-MIN([.A385:.B38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86:.B386])-MIN([.A386:.B38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87:.B387])-MIN([.A387:.B38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88:.B388])-MIN([.A388:.B38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89:.B389])-MIN([.A389:.B38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90:.B390])-MIN([.A390:.B39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91:.B391])-MIN([.A391:.B391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92:.B392])-MIN([.A392:.B392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93:.B393])-MIN([.A393:.B39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394:.B394])-MIN([.A394:.B39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95:.B395])-MIN([.A395:.B395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396:.B396])-MIN([.A396:.B396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397:.B397])-MIN([.A397:.B397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398:.B398])-MIN([.A398:.B39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399:.B399])-MIN([.A399:.B399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00:.B400])-MIN([.A400:.B40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401:.B401])-MIN([.A401:.B40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02:.B402])-MIN([.A402:.B40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03:.B403])-MIN([.A403:.B403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04:.B404])-MIN([.A404:.B404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05:.B405])-MIN([.A405:.B40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06:.B406])-MIN([.A406:.B40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07:.B407])-MIN([.A407:.B407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08:.B408])-MIN([.A408:.B40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09:.B409])-MIN([.A409:.B40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10:.B410])-MIN([.A410:.B41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11:.B411])-MIN([.A411:.B411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12:.B412])-MIN([.A412:.B41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13:.B413])-MIN([.A413:.B41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14:.B414])-MIN([.A414:.B41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15:.B415])-MIN([.A415:.B41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16:.B416])-MIN([.A416:.B41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417:.B417])-MIN([.A417:.B41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18:.B418])-MIN([.A418:.B41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19:.B419])-MIN([.A419:.B41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20:.B420])-MIN([.A420:.B420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421:.B421])-MIN([.A421:.B42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22:.B422])-MIN([.A422:.B42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23:.B423])-MIN([.A423:.B42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424:.B424])-MIN([.A424:.B42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425:.B425])-MIN([.A425:.B42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26:.B426])-MIN([.A426:.B42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27:.B427])-MIN([.A427:.B42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428:.B428])-MIN([.A428:.B428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29:.B429])-MIN([.A429:.B429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30:.B430])-MIN([.A430:.B43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31:.B431])-MIN([.A431:.B43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432:.B432])-MIN([.A432:.B43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33:.B433])-MIN([.A433:.B43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34:.B434])-MIN([.A434:.B434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35:.B435])-MIN([.A435:.B43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36:.B436])-MIN([.A436:.B436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37:.B437])-MIN([.A437:.B43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38:.B438])-MIN([.A438:.B43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39:.B439])-MIN([.A439:.B43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40:.B440])-MIN([.A440:.B44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41:.B441])-MIN([.A441:.B441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42:.B442])-MIN([.A442:.B44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43:.B443])-MIN([.A443:.B44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44:.B444])-MIN([.A444:.B44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45:.B445])-MIN([.A445:.B445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46:.B446])-MIN([.A446:.B44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47:.B447])-MIN([.A447:.B44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448:.B448])-MIN([.A448:.B44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49:.B449])-MIN([.A449:.B44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50:.B450])-MIN([.A450:.B45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51:.B451])-MIN([.A451:.B45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52:.B452])-MIN([.A452:.B45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53:.B453])-MIN([.A453:.B45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54:.B454])-MIN([.A454:.B45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55:.B455])-MIN([.A455:.B45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56:.B456])-MIN([.A456:.B456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57:.B457])-MIN([.A457:.B457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58:.B458])-MIN([.A458:.B45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59:.B459])-MIN([.A459:.B45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60:.B460])-MIN([.A460:.B46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61:.B461])-MIN([.A461:.B46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62:.B462])-MIN([.A462:.B46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63:.B463])-MIN([.A463:.B46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64:.B464])-MIN([.A464:.B46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65:.B465])-MIN([.A465:.B46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466:.B466])-MIN([.A466:.B46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67:.B467])-MIN([.A467:.B46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68:.B468])-MIN([.A468:.B468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69:.B469])-MIN([.A469:.B46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70:.B470])-MIN([.A470:.B47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71:.B471])-MIN([.A471:.B47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72:.B472])-MIN([.A472:.B47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473:.B473])-MIN([.A473:.B47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474:.B474])-MIN([.A474:.B47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75:.B475])-MIN([.A475:.B47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76:.B476])-MIN([.A476:.B476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77:.B477])-MIN([.A477:.B47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78:.B478])-MIN([.A478:.B47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479:.B479])-MIN([.A479:.B47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80:.B480])-MIN([.A480:.B48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81:.B481])-MIN([.A481:.B48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82:.B482])-MIN([.A482:.B48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83:.B483])-MIN([.A483:.B483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84:.B484])-MIN([.A484:.B48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85:.B485])-MIN([.A485:.B48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86:.B486])-MIN([.A486:.B48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87:.B487])-MIN([.A487:.B48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88:.B488])-MIN([.A488:.B48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89:.B489])-MIN([.A489:.B48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490:.B490])-MIN([.A490:.B49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91:.B491])-MIN([.A491:.B491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92:.B492])-MIN([.A492:.B492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93:.B493])-MIN([.A493:.B49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494:.B494])-MIN([.A494:.B494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95:.B495])-MIN([.A495:.B49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496:.B496])-MIN([.A496:.B49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97:.B497])-MIN([.A497:.B49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498:.B498])-MIN([.A498:.B49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499:.B499])-MIN([.A499:.B49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00:.B500])-MIN([.A500:.B50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01:.B501])-MIN([.A501:.B50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02:.B502])-MIN([.A502:.B502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03:.B503])-MIN([.A503:.B50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04:.B504])-MIN([.A504:.B50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05:.B505])-MIN([.A505:.B50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506:.B506])-MIN([.A506:.B50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507:.B507])-MIN([.A507:.B507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508:.B508])-MIN([.A508:.B50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09:.B509])-MIN([.A509:.B50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10:.B510])-MIN([.A510:.B51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11:.B511])-MIN([.A511:.B51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12:.B512])-MIN([.A512:.B51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13:.B513])-MIN([.A513:.B51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14:.B514])-MIN([.A514:.B51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15:.B515])-MIN([.A515:.B51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16:.B516])-MIN([.A516:.B516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17:.B517])-MIN([.A517:.B51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18:.B518])-MIN([.A518:.B51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19:.B519])-MIN([.A519:.B51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20:.B520])-MIN([.A520:.B52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21:.B521])-MIN([.A521:.B521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522:.B522])-MIN([.A522:.B522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23:.B523])-MIN([.A523:.B52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24:.B524])-MIN([.A524:.B52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25:.B525])-MIN([.A525:.B52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26:.B526])-MIN([.A526:.B52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27:.B527])-MIN([.A527:.B52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28:.B528])-MIN([.A528:.B52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29:.B529])-MIN([.A529:.B52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30:.B530])-MIN([.A530:.B53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31:.B531])-MIN([.A531:.B53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32:.B532])-MIN([.A532:.B53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33:.B533])-MIN([.A533:.B53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34:.B534])-MIN([.A534:.B53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35:.B535])-MIN([.A535:.B535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36:.B536])-MIN([.A536:.B53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37:.B537])-MIN([.A537:.B53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38:.B538])-MIN([.A538:.B53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39:.B539])-MIN([.A539:.B53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40:.B540])-MIN([.A540:.B54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541:.B541])-MIN([.A541:.B54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42:.B542])-MIN([.A542:.B54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43:.B543])-MIN([.A543:.B54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544:.B544])-MIN([.A544:.B54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45:.B545])-MIN([.A545:.B545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46:.B546])-MIN([.A546:.B54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47:.B547])-MIN([.A547:.B54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48:.B548])-MIN([.A548:.B54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49:.B549])-MIN([.A549:.B54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50:.B550])-MIN([.A550:.B55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51:.B551])-MIN([.A551:.B55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52:.B552])-MIN([.A552:.B55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553:.B553])-MIN([.A553:.B553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54:.B554])-MIN([.A554:.B55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555:.B555])-MIN([.A555:.B555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56:.B556])-MIN([.A556:.B556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57:.B557])-MIN([.A557:.B55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58:.B558])-MIN([.A558:.B55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59:.B559])-MIN([.A559:.B55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60:.B560])-MIN([.A560:.B56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61:.B561])-MIN([.A561:.B56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62:.B562])-MIN([.A562:.B56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563:.B563])-MIN([.A563:.B56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64:.B564])-MIN([.A564:.B56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65:.B565])-MIN([.A565:.B565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66:.B566])-MIN([.A566:.B56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67:.B567])-MIN([.A567:.B56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68:.B568])-MIN([.A568:.B56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69:.B569])-MIN([.A569:.B56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70:.B570])-MIN([.A570:.B57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71:.B571])-MIN([.A571:.B57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72:.B572])-MIN([.A572:.B572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73:.B573])-MIN([.A573:.B57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74:.B574])-MIN([.A574:.B57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575:.B575])-MIN([.A575:.B57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76:.B576])-MIN([.A576:.B576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77:.B577])-MIN([.A577:.B57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78:.B578])-MIN([.A578:.B57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79:.B579])-MIN([.A579:.B57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80:.B580])-MIN([.A580:.B58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81:.B581])-MIN([.A581:.B58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82:.B582])-MIN([.A582:.B58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83:.B583])-MIN([.A583:.B58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584:.B584])-MIN([.A584:.B58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585:.B585])-MIN([.A585:.B58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86:.B586])-MIN([.A586:.B58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87:.B587])-MIN([.A587:.B58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88:.B588])-MIN([.A588:.B58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89:.B589])-MIN([.A589:.B58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90:.B590])-MIN([.A590:.B59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591:.B591])-MIN([.A591:.B59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92:.B592])-MIN([.A592:.B59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93:.B593])-MIN([.A593:.B59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94:.B594])-MIN([.A594:.B59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95:.B595])-MIN([.A595:.B59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596:.B596])-MIN([.A596:.B596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597:.B597])-MIN([.A597:.B59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598:.B598])-MIN([.A598:.B59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599:.B599])-MIN([.A599:.B59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00:.B600])-MIN([.A600:.B60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01:.B601])-MIN([.A601:.B60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02:.B602])-MIN([.A602:.B60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03:.B603])-MIN([.A603:.B60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04:.B604])-MIN([.A604:.B60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05:.B605])-MIN([.A605:.B60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06:.B606])-MIN([.A606:.B606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07:.B607])-MIN([.A607:.B60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08:.B608])-MIN([.A608:.B60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09:.B609])-MIN([.A609:.B609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10:.B610])-MIN([.A610:.B61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11:.B611])-MIN([.A611:.B611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12:.B612])-MIN([.A612:.B61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13:.B613])-MIN([.A613:.B613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14:.B614])-MIN([.A614:.B61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15:.B615])-MIN([.A615:.B61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16:.B616])-MIN([.A616:.B61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17:.B617])-MIN([.A617:.B61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18:.B618])-MIN([.A618:.B61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19:.B619])-MIN([.A619:.B61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20:.B620])-MIN([.A620:.B62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21:.B621])-MIN([.A621:.B62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22:.B622])-MIN([.A622:.B62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23:.B623])-MIN([.A623:.B623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24:.B624])-MIN([.A624:.B624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25:.B625])-MIN([.A625:.B625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26:.B626])-MIN([.A626:.B626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27:.B627])-MIN([.A627:.B62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28:.B628])-MIN([.A628:.B62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29:.B629])-MIN([.A629:.B62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30:.B630])-MIN([.A630:.B63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31:.B631])-MIN([.A631:.B63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32:.B632])-MIN([.A632:.B63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33:.B633])-MIN([.A633:.B63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34:.B634])-MIN([.A634:.B63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35:.B635])-MIN([.A635:.B635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36:.B636])-MIN([.A636:.B636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37:.B637])-MIN([.A637:.B63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38:.B638])-MIN([.A638:.B63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39:.B639])-MIN([.A639:.B63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40:.B640])-MIN([.A640:.B64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41:.B641])-MIN([.A641:.B64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42:.B642])-MIN([.A642:.B64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43:.B643])-MIN([.A643:.B64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44:.B644])-MIN([.A644:.B64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45:.B645])-MIN([.A645:.B64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46:.B646])-MIN([.A646:.B64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47:.B647])-MIN([.A647:.B64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48:.B648])-MIN([.A648:.B648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49:.B649])-MIN([.A649:.B64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50:.B650])-MIN([.A650:.B65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51:.B651])-MIN([.A651:.B651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52:.B652])-MIN([.A652:.B65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53:.B653])-MIN([.A653:.B65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54:.B654])-MIN([.A654:.B65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55:.B655])-MIN([.A655:.B65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56:.B656])-MIN([.A656:.B656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57:.B657])-MIN([.A657:.B65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58:.B658])-MIN([.A658:.B65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59:.B659])-MIN([.A659:.B65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60:.B660])-MIN([.A660:.B66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61:.B661])-MIN([.A661:.B66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62:.B662])-MIN([.A662:.B66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63:.B663])-MIN([.A663:.B66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64:.B664])-MIN([.A664:.B66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65:.B665])-MIN([.A665:.B66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66:.B666])-MIN([.A666:.B666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67:.B667])-MIN([.A667:.B667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68:.B668])-MIN([.A668:.B66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69:.B669])-MIN([.A669:.B66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70:.B670])-MIN([.A670:.B67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71:.B671])-MIN([.A671:.B67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72:.B672])-MIN([.A672:.B67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73:.B673])-MIN([.A673:.B67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74:.B674])-MIN([.A674:.B674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75:.B675])-MIN([.A675:.B675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76:.B676])-MIN([.A676:.B676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677:.B677])-MIN([.A677:.B67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78:.B678])-MIN([.A678:.B67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79:.B679])-MIN([.A679:.B67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80:.B680])-MIN([.A680:.B68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81:.B681])-MIN([.A681:.B68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82:.B682])-MIN([.A682:.B68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83:.B683])-MIN([.A683:.B68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84:.B684])-MIN([.A684:.B684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85:.B685])-MIN([.A685:.B68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86:.B686])-MIN([.A686:.B68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87:.B687])-MIN([.A687:.B68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688:.B688])-MIN([.A688:.B68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89:.B689])-MIN([.A689:.B68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90:.B690])-MIN([.A690:.B69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91:.B691])-MIN([.A691:.B69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92:.B692])-MIN([.A692:.B692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93:.B693])-MIN([.A693:.B69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94:.B694])-MIN([.A694:.B69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95:.B695])-MIN([.A695:.B695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696:.B696])-MIN([.A696:.B69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697:.B697])-MIN([.A697:.B697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698:.B698])-MIN([.A698:.B69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699:.B699])-MIN([.A699:.B69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00:.B700])-MIN([.A700:.B70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701:.B701])-MIN([.A701:.B701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702:.B702])-MIN([.A702:.B702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03:.B703])-MIN([.A703:.B70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04:.B704])-MIN([.A704:.B70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05:.B705])-MIN([.A705:.B705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06:.B706])-MIN([.A706:.B70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07:.B707])-MIN([.A707:.B707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08:.B708])-MIN([.A708:.B70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09:.B709])-MIN([.A709:.B70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10:.B710])-MIN([.A710:.B71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11:.B711])-MIN([.A711:.B71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12:.B712])-MIN([.A712:.B71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13:.B713])-MIN([.A713:.B71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14:.B714])-MIN([.A714:.B71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15:.B715])-MIN([.A715:.B71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16:.B716])-MIN([.A716:.B71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17:.B717])-MIN([.A717:.B717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18:.B718])-MIN([.A718:.B71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19:.B719])-MIN([.A719:.B719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720:.B720])-MIN([.A720:.B72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21:.B721])-MIN([.A721:.B72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22:.B722])-MIN([.A722:.B72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23:.B723])-MIN([.A723:.B72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724:.B724])-MIN([.A724:.B724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25:.B725])-MIN([.A725:.B72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26:.B726])-MIN([.A726:.B72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27:.B727])-MIN([.A727:.B72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28:.B728])-MIN([.A728:.B72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29:.B729])-MIN([.A729:.B72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730:.B730])-MIN([.A730:.B73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31:.B731])-MIN([.A731:.B73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32:.B732])-MIN([.A732:.B73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33:.B733])-MIN([.A733:.B73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34:.B734])-MIN([.A734:.B73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35:.B735])-MIN([.A735:.B735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36:.B736])-MIN([.A736:.B73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37:.B737])-MIN([.A737:.B73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38:.B738])-MIN([.A738:.B73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39:.B739])-MIN([.A739:.B73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40:.B740])-MIN([.A740:.B74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41:.B741])-MIN([.A741:.B74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42:.B742])-MIN([.A742:.B74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43:.B743])-MIN([.A743:.B74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44:.B744])-MIN([.A744:.B744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45:.B745])-MIN([.A745:.B74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46:.B746])-MIN([.A746:.B74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747:.B747])-MIN([.A747:.B747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48:.B748])-MIN([.A748:.B74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49:.B749])-MIN([.A749:.B74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50:.B750])-MIN([.A750:.B75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51:.B751])-MIN([.A751:.B75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52:.B752])-MIN([.A752:.B75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53:.B753])-MIN([.A753:.B753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54:.B754])-MIN([.A754:.B754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55:.B755])-MIN([.A755:.B75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56:.B756])-MIN([.A756:.B756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57:.B757])-MIN([.A757:.B757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58:.B758])-MIN([.A758:.B75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59:.B759])-MIN([.A759:.B75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60:.B760])-MIN([.A760:.B76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61:.B761])-MIN([.A761:.B76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62:.B762])-MIN([.A762:.B76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63:.B763])-MIN([.A763:.B76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64:.B764])-MIN([.A764:.B764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65:.B765])-MIN([.A765:.B765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66:.B766])-MIN([.A766:.B76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67:.B767])-MIN([.A767:.B76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68:.B768])-MIN([.A768:.B76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69:.B769])-MIN([.A769:.B76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70:.B770])-MIN([.A770:.B77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71:.B771])-MIN([.A771:.B771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72:.B772])-MIN([.A772:.B77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73:.B773])-MIN([.A773:.B77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74:.B774])-MIN([.A774:.B77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75:.B775])-MIN([.A775:.B77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76:.B776])-MIN([.A776:.B77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77:.B777])-MIN([.A777:.B77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78:.B778])-MIN([.A778:.B77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79:.B779])-MIN([.A779:.B77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80:.B780])-MIN([.A780:.B78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81:.B781])-MIN([.A781:.B78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82:.B782])-MIN([.A782:.B78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783:.B783])-MIN([.A783:.B78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84:.B784])-MIN([.A784:.B784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85:.B785])-MIN([.A785:.B78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86:.B786])-MIN([.A786:.B78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87:.B787])-MIN([.A787:.B78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88:.B788])-MIN([.A788:.B78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89:.B789])-MIN([.A789:.B78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790:.B790])-MIN([.A790:.B79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791:.B791])-MIN([.A791:.B79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92:.B792])-MIN([.A792:.B79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793:.B793])-MIN([.A793:.B79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94:.B794])-MIN([.A794:.B794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795:.B795])-MIN([.A795:.B795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796:.B796])-MIN([.A796:.B79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797:.B797])-MIN([.A797:.B79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98:.B798])-MIN([.A798:.B798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799:.B799])-MIN([.A799:.B79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800:.B800])-MIN([.A800:.B80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01:.B801])-MIN([.A801:.B80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02:.B802])-MIN([.A802:.B80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03:.B803])-MIN([.A803:.B80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04:.B804])-MIN([.A804:.B804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05:.B805])-MIN([.A805:.B805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06:.B806])-MIN([.A806:.B806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807:.B807])-MIN([.A807:.B80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08:.B808])-MIN([.A808:.B80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809:.B809])-MIN([.A809:.B80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10:.B810])-MIN([.A810:.B81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11:.B811])-MIN([.A811:.B81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12:.B812])-MIN([.A812:.B81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13:.B813])-MIN([.A813:.B81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14:.B814])-MIN([.A814:.B81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15:.B815])-MIN([.A815:.B81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16:.B816])-MIN([.A816:.B816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17:.B817])-MIN([.A817:.B81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18:.B818])-MIN([.A818:.B81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819:.B819])-MIN([.A819:.B81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20:.B820])-MIN([.A820:.B82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821:.B821])-MIN([.A821:.B82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822:.B822])-MIN([.A822:.B822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23:.B823])-MIN([.A823:.B82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24:.B824])-MIN([.A824:.B82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25:.B825])-MIN([.A825:.B82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826:.B826])-MIN([.A826:.B826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27:.B827])-MIN([.A827:.B827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28:.B828])-MIN([.A828:.B82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29:.B829])-MIN([.A829:.B82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830:.B830])-MIN([.A830:.B83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831:.B831])-MIN([.A831:.B83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32:.B832])-MIN([.A832:.B83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833:.B833])-MIN([.A833:.B83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34:.B834])-MIN([.A834:.B83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35:.B835])-MIN([.A835:.B83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36:.B836])-MIN([.A836:.B83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37:.B837])-MIN([.A837:.B83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38:.B838])-MIN([.A838:.B83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39:.B839])-MIN([.A839:.B83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40:.B840])-MIN([.A840:.B84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41:.B841])-MIN([.A841:.B84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42:.B842])-MIN([.A842:.B84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43:.B843])-MIN([.A843:.B84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44:.B844])-MIN([.A844:.B84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45:.B845])-MIN([.A845:.B84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46:.B846])-MIN([.A846:.B84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47:.B847])-MIN([.A847:.B84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48:.B848])-MIN([.A848:.B84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49:.B849])-MIN([.A849:.B84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50:.B850])-MIN([.A850:.B85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51:.B851])-MIN([.A851:.B851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852:.B852])-MIN([.A852:.B852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53:.B853])-MIN([.A853:.B85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54:.B854])-MIN([.A854:.B85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55:.B855])-MIN([.A855:.B855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56:.B856])-MIN([.A856:.B85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57:.B857])-MIN([.A857:.B85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858:.B858])-MIN([.A858:.B85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59:.B859])-MIN([.A859:.B859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60:.B860])-MIN([.A860:.B86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861:.B861])-MIN([.A861:.B86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62:.B862])-MIN([.A862:.B86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63:.B863])-MIN([.A863:.B86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864:.B864])-MIN([.A864:.B86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65:.B865])-MIN([.A865:.B86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66:.B866])-MIN([.A866:.B866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67:.B867])-MIN([.A867:.B86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868:.B868])-MIN([.A868:.B86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69:.B869])-MIN([.A869:.B869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870:.B870])-MIN([.A870:.B87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71:.B871])-MIN([.A871:.B87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72:.B872])-MIN([.A872:.B87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873:.B873])-MIN([.A873:.B873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874:.B874])-MIN([.A874:.B874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75:.B875])-MIN([.A875:.B87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76:.B876])-MIN([.A876:.B87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77:.B877])-MIN([.A877:.B87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78:.B878])-MIN([.A878:.B87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79:.B879])-MIN([.A879:.B87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880:.B880])-MIN([.A880:.B880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81:.B881])-MIN([.A881:.B88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82:.B882])-MIN([.A882:.B88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83:.B883])-MIN([.A883:.B883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84:.B884])-MIN([.A884:.B88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85:.B885])-MIN([.A885:.B885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86:.B886])-MIN([.A886:.B88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87:.B887])-MIN([.A887:.B88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888:.B888])-MIN([.A888:.B888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89:.B889])-MIN([.A889:.B88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90:.B890])-MIN([.A890:.B89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891:.B891])-MIN([.A891:.B89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92:.B892])-MIN([.A892:.B89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93:.B893])-MIN([.A893:.B89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94:.B894])-MIN([.A894:.B89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95:.B895])-MIN([.A895:.B895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96:.B896])-MIN([.A896:.B896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897:.B897])-MIN([.A897:.B89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898:.B898])-MIN([.A898:.B89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899:.B899])-MIN([.A899:.B89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900:.B900])-MIN([.A900:.B90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01:.B901])-MIN([.A901:.B90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02:.B902])-MIN([.A902:.B90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03:.B903])-MIN([.A903:.B90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904:.B904])-MIN([.A904:.B90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05:.B905])-MIN([.A905:.B90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06:.B906])-MIN([.A906:.B90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07:.B907])-MIN([.A907:.B907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08:.B908])-MIN([.A908:.B90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09:.B909])-MIN([.A909:.B90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10:.B910])-MIN([.A910:.B91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11:.B911])-MIN([.A911:.B91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12:.B912])-MIN([.A912:.B912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13:.B913])-MIN([.A913:.B91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14:.B914])-MIN([.A914:.B914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15:.B915])-MIN([.A915:.B91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16:.B916])-MIN([.A916:.B91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17:.B917])-MIN([.A917:.B917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918:.B918])-MIN([.A918:.B918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19:.B919])-MIN([.A919:.B91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20:.B920])-MIN([.A920:.B92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21:.B921])-MIN([.A921:.B92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22:.B922])-MIN([.A922:.B92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23:.B923])-MIN([.A923:.B92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24:.B924])-MIN([.A924:.B924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25:.B925])-MIN([.A925:.B925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26:.B926])-MIN([.A926:.B926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27:.B927])-MIN([.A927:.B927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928:.B928])-MIN([.A928:.B92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29:.B929])-MIN([.A929:.B929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30:.B930])-MIN([.A930:.B930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31:.B931])-MIN([.A931:.B93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32:.B932])-MIN([.A932:.B93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33:.B933])-MIN([.A933:.B93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34:.B934])-MIN([.A934:.B93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935:.B935])-MIN([.A935:.B93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36:.B936])-MIN([.A936:.B93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37:.B937])-MIN([.A937:.B937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38:.B938])-MIN([.A938:.B93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39:.B939])-MIN([.A939:.B93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40:.B940])-MIN([.A940:.B94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41:.B941])-MIN([.A941:.B941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42:.B942])-MIN([.A942:.B942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43:.B943])-MIN([.A943:.B94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44:.B944])-MIN([.A944:.B94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45:.B945])-MIN([.A945:.B94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46:.B946])-MIN([.A946:.B946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47:.B947])-MIN([.A947:.B94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48:.B948])-MIN([.A948:.B94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49:.B949])-MIN([.A949:.B94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50:.B950])-MIN([.A950:.B950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51:.B951])-MIN([.A951:.B95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952:.B952])-MIN([.A952:.B952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953:.B953])-MIN([.A953:.B95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54:.B954])-MIN([.A954:.B95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55:.B955])-MIN([.A955:.B95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56:.B956])-MIN([.A956:.B95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57:.B957])-MIN([.A957:.B957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58:.B958])-MIN([.A958:.B958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59:.B959])-MIN([.A959:.B95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60:.B960])-MIN([.A960:.B96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61:.B961])-MIN([.A961:.B961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62:.B962])-MIN([.A962:.B96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63:.B963])-MIN([.A963:.B96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64:.B964])-MIN([.A964:.B964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65:.B965])-MIN([.A965:.B96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66:.B966])-MIN([.A966:.B96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67:.B967])-MIN([.A967:.B96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68:.B968])-MIN([.A968:.B968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969:.B969])-MIN([.A969:.B96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70:.B970])-MIN([.A970:.B970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971:.B971])-MIN([.A971:.B97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72:.B972])-MIN([.A972:.B97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973:.B973])-MIN([.A973:.B973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74:.B974])-MIN([.A974:.B97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75:.B975])-MIN([.A975:.B975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76:.B976])-MIN([.A976:.B97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77:.B977])-MIN([.A977:.B97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78:.B978])-MIN([.A978:.B97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79:.B979])-MIN([.A979:.B979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980:.B980])-MIN([.A980:.B98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81:.B981])-MIN([.A981:.B981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82:.B982])-MIN([.A982:.B98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83:.B983])-MIN([.A983:.B983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84:.B984])-MIN([.A984:.B984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85:.B985])-MIN([.A985:.B985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986:.B986])-MIN([.A986:.B986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987:.B987])-MIN([.A987:.B987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88:.B988])-MIN([.A988:.B988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89:.B989])-MIN([.A989:.B989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90:.B990])-MIN([.A990:.B990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91:.B991])-MIN([.A991:.B991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92:.B992])-MIN([.A992:.B992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93:.B993])-MIN([.A993:.B993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94:.B994])-MIN([.A994:.B994]) -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1" calcext:value-type="float">
            <text:p>1</text:p>
          </table:table-cell>
          <table:table-cell table:formula="of:=MAX([.A995:.B995])-MIN([.A995:.B995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996:.B996])-MIN([.A996:.B996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4" calcext:value-type="float">
            <text:p>4</text:p>
          </table:table-cell>
          <table:table-cell table:formula="of:=MAX([.A997:.B997])-MIN([.A997:.B997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3" calcext:value-type="float">
            <text:p>3</text:p>
          </table:table-cell>
          <table:table-cell table:formula="of:=MAX([.A998:.B998])-MIN([.A998:.B998]) -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999:.B999])-MIN([.A999:.B999]) -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formula="of:=RANDBETWEEN(1;6)" office:value-type="float" office:value="2" calcext:value-type="float">
            <text:p>2</text:p>
          </table:table-cell>
          <table:table-cell table:formula="of:=MAX([.A1000:.B1000])-MIN([.A1000:.B1000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001:.B1001])-MIN([.A1001:.B1001]) -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002:.B1002])-MIN([.A1002:.B1002]) -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formula="of:=RANDBETWEEN(1;6)" office:value-type="float" office:value="5" calcext:value-type="float">
            <text:p>5</text:p>
          </table:table-cell>
          <table:table-cell table:formula="of:=MAX([.A1003:.B1003])-MIN([.A1003:.B1003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formula="of:=RANDBETWEEN(1;6)" office:value-type="float" office:value="6" calcext:value-type="float">
            <text:p>6</text:p>
          </table:table-cell>
          <table:table-cell table:formula="of:=MAX([.A1004:.B1004])-MIN([.A1004:.B1004]) -1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7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9:54:49.770162514</meta:creation-date>
    <dc:date>2020-04-03T12:52:50.850606576</dc:date>
    <meta:editing-duration>PT22M</meta:editing-duration>
    <meta:editing-cycles>2</meta:editing-cycles>
    <meta:generator>LibreOffice/5.2.7.2$Linux_X86_64 LibreOffice_project/20m0$Build-2</meta:generator>
    <meta:document-statistic meta:table-count="1" meta:cell-count="3006" meta:object-count="0"/>
  </office:meta>
</office:document-meta>
</file>